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51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3">
        <table:table-column table:style-name="co2" table:default-cell-style-name="ce5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4" table:number-columns-repeated="1020" table:default-cell-style-name="ce9"/>
        <table:table-row table:style-name="ro2">
          <table:table-cell table:style-name="ce2" office:value-type="string" calcext:value-type="string">
            <text:p>dtype URI</text:p>
          </table:table-cell>
          <table:table-cell table:style-name="ce6" office:value-type="string" calcext:value-type="string">
            <text:p>URI 1 has &lt;relationship&gt; URI 2</text:p>
          </table:table-cell>
          <table:table-cell table:style-name="ce6" office:value-type="string" calcext:value-type="string">
            <text:p>ECV URI</text:p>
          </table:table-cell>
          <table:table-cell table:style-name="ce6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a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x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y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r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e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w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w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jc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ld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fir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2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hg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4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hg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laciers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e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l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type_lcc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a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w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now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dv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l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a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oc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lor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lw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rr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k_490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o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g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p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o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t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e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l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t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mp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In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kin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ubsk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Dept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Fn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4:57:26.020065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6-03-11T08:28:02Z</meta:creation-date>
    <dc:date>2016-03-14T14:58:10.359570490</dc:date>
    <meta:editing-duration>PT12M45S</meta:editing-duration>
    <meta:editing-cycles>4</meta:editing-cycles>
    <meta:document-statistic meta:table-count="3" meta:cell-count="280" meta:object-count="0"/>
  </office:meta>
</office:document-meta>
</file>